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tyle="normal" officeooo:paragraph-rsid="000d480f" style:font-style-asian="normal" style:font-style-complex="normal"/>
    </style:style>
    <style:style style:name="P2" style:family="paragraph" style:parent-style-name="Standard">
      <style:text-properties fo:font-style="normal" style:text-underline-style="none" fo:font-weight="bold" officeooo:paragraph-rsid="000d53b9" style:font-style-asian="normal" style:font-weight-asian="bold" style:font-style-complex="normal" style:font-weight-complex="bold"/>
    </style:style>
    <style:style style:name="P3" style:family="paragraph" style:parent-style-name="Standard">
      <style:text-properties fo:font-style="italic" style:text-underline-style="solid" style:text-underline-width="auto" style:text-underline-color="font-color" fo:font-weight="normal" officeooo:paragraph-rsid="000d480f" style:font-style-asian="italic" style:font-weight-asian="normal" style:font-weight-complex="normal"/>
    </style:style>
    <style:style style:name="P4" style:family="paragraph" style:parent-style-name="Standard">
      <style:text-properties fo:font-style="italic" style:text-underline-style="solid" style:text-underline-width="auto" style:text-underline-color="font-color" fo:font-weight="normal" officeooo:paragraph-rsid="000d53b9" style:font-style-asian="italic" style:font-weight-asian="normal" style:font-style-complex="italic" style:font-weight-complex="normal"/>
    </style:style>
    <style:style style:name="P5" style:family="paragraph" style:parent-style-name="Standard">
      <style:text-properties fo:font-style="italic" style:text-underline-style="solid" style:text-underline-width="auto" style:text-underline-color="font-color" fo:font-weight="normal" officeooo:paragraph-rsid="000e74c3" style:font-style-asian="italic" style:font-weight-asian="normal" style:font-style-complex="italic" style:font-weight-complex="normal"/>
    </style:style>
    <style:style style:name="P6" style:family="paragraph" style:parent-style-name="Standard">
      <style:paragraph-properties fo:margin-top="0in" fo:margin-bottom="0.111in" loext:contextual-spacing="false"/>
      <style:text-properties fo:font-style="italic" style:text-underline-style="solid" style:text-underline-width="auto" style:text-underline-color="font-color" fo:font-weight="bold" officeooo:paragraph-rsid="000d480f" style:font-style-asian="italic" style:font-weight-asian="bold" style:font-weight-complex="bold"/>
    </style:style>
    <style:style style:name="P7" style:family="paragraph" style:parent-style-name="Standard">
      <style:paragraph-properties fo:margin-top="0in" fo:margin-bottom="0.111in" loext:contextual-spacing="false"/>
      <style:text-properties fo:font-style="italic" style:text-underline-style="solid" style:text-underline-width="auto" style:text-underline-color="font-color" fo:font-weight="normal" officeooo:paragraph-rsid="000e74c3" style:font-style-asian="italic" style:font-weight-asian="normal" style:font-style-complex="italic" style:font-weight-complex="normal"/>
    </style:style>
    <style:style style:name="P8" style:family="paragraph" style:parent-style-name="Text_20_body">
      <style:text-properties officeooo:rsid="00360ea3" officeooo:paragraph-rsid="000f9983"/>
    </style:style>
    <style:style style:name="P9" style:family="paragraph" style:parent-style-name="Standard">
      <style:text-properties fo:font-style="normal" officeooo:paragraph-rsid="000d480f" style:font-style-asian="normal" style:font-style-complex="normal"/>
    </style:style>
    <style:style style:name="P10" style:family="paragraph" style:parent-style-name="Text_20_body" style:list-style-name="L1">
      <style:text-properties officeooo:rsid="00360ea3" officeooo:paragraph-rsid="000f9983"/>
    </style:style>
    <style:style style:name="P11" style:family="paragraph" style:parent-style-name="Text_20_body" style:list-style-name="L1">
      <style:text-properties officeooo:rsid="00375831" officeooo:paragraph-rsid="000f9983"/>
    </style:style>
    <style:style style:name="T1" style:family="text">
      <style:text-properties fo:font-style="italic" officeooo:rsid="005b1918" style:font-style-asian="italic" style:font-style-complex="italic"/>
    </style:style>
    <style:style style:name="T2" style:family="text">
      <style:text-properties officeooo:rsid="000e74c3"/>
    </style:style>
    <style:style style:name="T3" style:family="text">
      <style:text-properties officeooo:rsid="005b1918"/>
    </style:style>
    <style:style style:name="T4" style:family="text">
      <style:text-properties officeooo:rsid="000f9983"/>
    </style:style>
    <text:list-style style:name="L1">
      <text:list-level-style-number text:level="1" text:style-name="Character_5f_20_5f_styl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MBS Software – Not actually part of the O/S software, but is Application software, however it also ships with utilities to control the software, monitor, and perform basic tasks of the software like creating structures for database and providing end users with a Graphical interface.</text:p>
      <text:p text:style-name="P1"/>
      <text:p text:style-name="P1">SQL Language – the de facto programming language designed specifically as a non-procedural language that does hide the inner-workings of the programs power as an application and instead goes for ease of use and is a standard that could make up just part of the interaction with database, with the rest coming in the form of API’s written in other procedural languages probably (C, Java, VB, etc.)</text:p>
      <text:p text:style-name="P3"/>
      <text:p text:style-name="P3"/>
      <text:p text:style-name="P2">Advantages of Database Model (Environment)</text:p>
      <text:p text:style-name="P4">Improved: Data sharing, Data access</text:p>
      <text:p text:style-name="P5">Increased end-user productivity, Data security, Decision making</text:p>
      <text:p text:style-name="P4"><text:span text:style-name="T2">Improved</text:span>: Accuracy, validity, and <text:span text:style-name="T2">quality/</text:span>timeliness of data</text:p>
      <text:p text:style-name="P5">Better data integration and less data inconsistency</text:p>
      <text:p text:style-name="P5"/>
      <text:p text:style-name="P3">Disadvantages of database (see slides or notes)</text:p>
      <text:p text:style-name="P7">Data inconsistency: Different versions of the same data appear in different places</text:p>
      <text:p text:style-name="P6"/>
      <text:p text:style-name="P8"/>
      <text:p text:style-name="P8"><text:span text:style-name="T4">Put another way here are some of the </text:span>advantages <text:span text:style-name="T4">again with some added explanation:</text:span></text:p>
      <text:list xml:id="list2297182115" text:style-name="L1">
        <text:list-item>
          <text:p text:style-name="P11">Easier access to and sharing of data </text:p>
        </text:list-item>
        <text:list-item>
          <text:p text:style-name="P10">Minimiz<text:span text:style-name="T3">ing </text:span>data inconsistency...<text:span text:style-name="T3">if properly designed</text:span></text:p>
        </text:list-item>
        <text:list-item>
          <text:p text:style-name="P11">Handling queries efficiently and quickly...<text:span text:style-name="T3">even ad-hoc queries that is</text:span></text:p>
        </text:list-item>
        <text:list-item>
          <text:p text:style-name="P11">Allow<text:span text:style-name="T3">ing broader and more specific integrated </text:span>view<text:span text:style-name="T3">s</text:span> <text:span text:style-name="T3">of the data…</text:span></text:p>
          <text:list>
            <text:list-item>
              <text:p text:style-name="P11"><text:span text:style-name="T3">.</text:span><text:span text:style-name="T1">Need to clarify this point (how/what is “integrated”?)</text:span></text:p>
            </text:list-item>
          </text:list>
        </text:list-item>
        <text:list-item>
          <text:p text:style-name="P11">Improv<text:span text:style-name="T3">ing </text:span>decision making <text:span text:style-name="T3">and increased productivity</text:span>...<text:span text:style-name="T3">with generally </text:span>access<text:span text:style-name="T3">ible </text:span>da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haracter_5f_20_5f_style" style:display-name="Character_20_style"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5T15:30:28.156828565</meta:creation-date>
    <dc:date>2018-10-07T01:21:25.780712708</dc:date>
    <meta:editing-duration>P1DT1H52M44S</meta:editing-duration>
    <meta:editing-cycles>4</meta:editing-cycles>
    <meta:generator>LibreOffice/6.0.1.1$Linux_X86_64 LibreOffice_project/00m0$Build-1</meta:generator>
    <meta:document-statistic meta:table-count="0" meta:image-count="0" meta:object-count="0" meta:page-count="1" meta:paragraph-count="16" meta:word-count="228" meta:character-count="1517" meta:non-whitespace-character-count="1308"/>
  </office:meta>
</office:document-meta>
</file>